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Vera Sans1" svg:font-family="'Bitstream Vera Sans'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063in" fo:margin-left="0.025in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2.4063in"/>
    </style:style>
    <style:style style:name="Table3" style:family="table">
      <style:table-properties style:width="6.9063in" fo:margin-left="0.025in" table:align="left"/>
    </style:style>
    <style:style style:name="Table3.A" style:family="table-column">
      <style:table-column-properties style:column-width="4.5in"/>
    </style:style>
    <style:style style:name="Table3.B" style:family="table-column">
      <style:table-column-properties style:column-width="2.4063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-left="none" fo:border-right="none" fo:border-top="none" fo:border-bottom="0.05pt solid #000000"/>
    </style:style>
    <style:style style:name="Table8" style:family="table">
      <style:table-properties style:width="6.9063in" fo:margin-left="0.025in" table:align="left"/>
    </style:style>
    <style:style style:name="Table8.A" style:family="table-column">
      <style:table-column-properties style:column-width="4.5in"/>
    </style:style>
    <style:style style:name="Table8.B" style:family="table-column">
      <style:table-column-properties style:column-width="2.4063in"/>
    </style:style>
    <style:style style:name="Table9" style:family="table">
      <style:table-properties style:width="6.9063in" fo:margin-left="0.025in" table:align="left"/>
    </style:style>
    <style:style style:name="Table9.A" style:family="table-column">
      <style:table-column-properties style:column-width="4.5in"/>
    </style:style>
    <style:style style:name="Table9.B" style:family="table-column">
      <style:table-column-properties style:column-width="2.4063in"/>
    </style:style>
    <style:style style:name="Table7" style:family="table">
      <style:table-properties style:width="6.9063in" fo:margin-left="0.025in" table:align="left"/>
    </style:style>
    <style:style style:name="Table7.A" style:family="table-column">
      <style:table-column-properties style:column-width="4.5in"/>
    </style:style>
    <style:style style:name="Table7.B" style:family="table-column">
      <style:table-column-properties style:column-width="2.4063in"/>
    </style:style>
    <style:style style:name="Table10" style:family="table">
      <style:table-properties style:width="6.9063in" fo:margin-left="0.025in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2.4063in"/>
    </style:style>
    <style:style style:name="Table11" style:family="table">
      <style:table-properties style:width="6.9063in" fo:margin-left="0.025in" table:align="left"/>
    </style:style>
    <style:style style:name="Table11.A" style:family="table-column">
      <style:table-column-properties style:column-width="4.5in"/>
    </style:style>
    <style:style style:name="Table11.B" style:family="table-column">
      <style:table-column-properties style:column-width="2.4063in"/>
    </style:style>
    <style:style style:name="Table12" style:family="table">
      <style:table-properties style:width="6.9063in" fo:margin-left="0.025in" table:align="left"/>
    </style:style>
    <style:style style:name="Table12.A" style:family="table-column">
      <style:table-column-properties style:column-width="4.5in"/>
    </style:style>
    <style:style style:name="Table12.B" style:family="table-column">
      <style:table-column-properties style:column-width="2.4063in"/>
    </style:style>
    <style:style style:name="Table13" style:family="table">
      <style:table-properties style:width="6.9063in" fo:margin-left="0.025in" table:align="left"/>
    </style:style>
    <style:style style:name="Table13.A" style:family="table-column">
      <style:table-column-properties style:column-width="4.5in"/>
    </style:style>
    <style:style style:name="Table13.B" style:family="table-column">
      <style:table-column-properties style:column-width="2.4063in"/>
    </style:style>
    <style:style style:name="Table14" style:family="table">
      <style:table-properties style:width="6.9063in" fo:margin-left="0.025in" table:align="left"/>
    </style:style>
    <style:style style:name="Table14.A" style:family="table-column">
      <style:table-column-properties style:column-width="4.5in"/>
    </style:style>
    <style:style style:name="Table14.B" style:family="table-column">
      <style:table-column-properties style:column-width="2.4063in"/>
    </style:style>
    <style:style style:name="Table15" style:family="table">
      <style:table-properties style:width="6.9063in" fo:margin-left="0.025in" table:align="left"/>
    </style:style>
    <style:style style:name="Table15.A" style:family="table-column">
      <style:table-column-properties style:column-width="4.5in"/>
    </style:style>
    <style:style style:name="Table15.B" style:family="table-column">
      <style:table-column-properties style:column-width="2.4063in"/>
    </style:style>
    <style:style style:name="P1" style:family="paragraph" style:parent-style-name="Standard">
      <style:paragraph-properties fo:text-align="center" style:justify-single-word="false"/>
      <style:text-properties officeooo:rsid="0017729b" officeooo:paragraph-rsid="0017729b"/>
    </style:style>
    <style:style style:name="P2" style:family="paragraph" style:parent-style-name="Standard" style:list-style-name="L1">
      <style:text-properties officeooo:paragraph-rsid="002d8382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7729b" officeooo:paragraph-rsid="0017729b" style:font-name-asian="Times New Roman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weight="bold" officeooo:rsid="0017729b" officeooo:paragraph-rsid="001b7e54" style:font-name-asian="Times New Roman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17729b" officeooo:paragraph-rsid="001df708" style:font-name-asian="Times New Roman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weight="bold" officeooo:rsid="001df708" officeooo:paragraph-rsid="001df708" style:font-name-asian="Times New Roman" style:font-weight-asian="bold" style:font-weight-complex="bold"/>
    </style:style>
    <style:style style:name="P7" style:family="paragraph" style:parent-style-name="Standard">
      <style:text-properties officeooo:paragraph-rsid="001df708"/>
    </style:style>
    <style:style style:name="P8" style:family="paragraph" style:parent-style-name="Standard">
      <style:text-properties officeooo:rsid="001e56d1" officeooo:paragraph-rsid="001e56d1"/>
    </style:style>
    <style:style style:name="P9" style:family="paragraph" style:parent-style-name="Standard" style:list-style-name="L2">
      <style:text-properties officeooo:rsid="001efa5a" officeooo:paragraph-rsid="001efa5a"/>
    </style:style>
    <style:style style:name="P10" style:family="paragraph" style:parent-style-name="Standard">
      <style:text-properties officeooo:rsid="002278aa" officeooo:paragraph-rsid="002278aa"/>
    </style:style>
    <style:style style:name="P11" style:family="paragraph" style:parent-style-name="Standard">
      <style:text-properties officeooo:rsid="002278aa" officeooo:paragraph-rsid="00268a07"/>
    </style:style>
    <style:style style:name="P12" style:family="paragraph" style:parent-style-name="Standard" style:list-style-name="L1">
      <style:text-properties officeooo:rsid="0029d15a" officeooo:paragraph-rsid="0029d15a"/>
    </style:style>
    <style:style style:name="P13" style:family="paragraph" style:parent-style-name="Standard" style:list-style-name="L1">
      <style:text-properties officeooo:rsid="0029d15a" officeooo:paragraph-rsid="002d8382"/>
    </style:style>
    <style:style style:name="P14" style:family="paragraph" style:parent-style-name="Standard" style:list-style-name="L1">
      <style:text-properties officeooo:rsid="002ab8e8" officeooo:paragraph-rsid="002ab8e8"/>
    </style:style>
    <style:style style:name="P15" style:family="paragraph" style:parent-style-name="Standard">
      <style:text-properties officeooo:paragraph-rsid="0029d15a"/>
    </style:style>
    <style:style style:name="P16" style:family="paragraph" style:parent-style-name="Standard" style:list-style-name="L1">
      <style:text-properties officeooo:rsid="00315def" officeooo:paragraph-rsid="00315def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officeooo:rsid="001a5b8c" officeooo:paragraph-rsid="001a5b8c" style:font-name-asian="Times New Roman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officeooo:rsid="001a5b8c" officeooo:paragraph-rsid="001fc9e6" style:font-name-asian="Times New Roman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officeooo:rsid="001a5b8c" officeooo:paragraph-rsid="00220175" style:font-name-asian="Times New Roman"/>
    </style:style>
    <style:style style:name="P20" style:family="paragraph" style:parent-style-name="Table_20_Contents" style:list-style-name="L1">
      <style:paragraph-properties fo:text-align="end" style:justify-single-word="false"/>
      <style:text-properties style:font-name="Times New Roman" officeooo:rsid="001a5b8c" officeooo:paragraph-rsid="002278aa" style:font-name-asian="Times New Roman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officeooo:rsid="001a5b8c" officeooo:paragraph-rsid="00268a07" style:font-name-asian="Times New Roman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officeooo:rsid="001a5b8c" officeooo:paragraph-rsid="001a5b8c" style:font-name-asian="Times New Roman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officeooo:rsid="001fc9e6" officeooo:paragraph-rsid="001fc9e6" style:font-name-asian="Times New Roman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officeooo:rsid="001fc9e6" officeooo:paragraph-rsid="00220175" style:font-name-asian="Times New Roman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rsid="001fc9e6" officeooo:paragraph-rsid="00268a07" style:font-name-asian="Times New Roman"/>
    </style:style>
    <style:style style:name="P26" style:family="paragraph" style:parent-style-name="Table_20_Contents" style:list-style-name="L1">
      <style:paragraph-properties fo:text-align="start" style:justify-single-word="false"/>
      <style:text-properties style:font-name="Times New Roman" officeooo:rsid="00243d12" officeooo:paragraph-rsid="00243d12" style:font-name-asian="Times New Roman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weight="bold" officeooo:rsid="0018642e" officeooo:paragraph-rsid="0018642e" style:font-name-asian="Times New Roman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Times New Roman" fo:font-weight="bold" officeooo:rsid="001a5b8c" officeooo:paragraph-rsid="001a5b8c" style:font-name-asian="Times New Roman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Times New Roman" fo:font-weight="bold" officeooo:rsid="001a5b8c" officeooo:paragraph-rsid="001fc9e6" style:font-name-asian="Times New Roman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Times New Roman" fo:font-weight="bold" officeooo:rsid="001a5b8c" officeooo:paragraph-rsid="00220175" style:font-name-asian="Times New Roman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Times New Roman" fo:font-weight="bold" officeooo:rsid="001a5b8c" officeooo:paragraph-rsid="002278aa" style:font-name-asian="Times New Roman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Times New Roman" fo:font-weight="bold" officeooo:rsid="001a5b8c" officeooo:paragraph-rsid="00268a07" style:font-name-asian="Times New Roman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weight="bold" officeooo:rsid="001fc9e6" officeooo:paragraph-rsid="001fc9e6" style:font-name-asian="Times New Roman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weight="bold" officeooo:rsid="001fc9e6" officeooo:paragraph-rsid="00220175" style:font-name-asian="Times New Roman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weight="bold" officeooo:rsid="001fc9e6" officeooo:paragraph-rsid="002278aa" style:font-name-asian="Times New Roman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weight="bold" officeooo:rsid="001fc9e6" officeooo:paragraph-rsid="00268a07" style:font-name-asian="Times New Roman" style:font-weight-asian="bold" style:font-weight-complex="bold"/>
    </style:style>
    <style:style style:name="T1" style:family="text">
      <style:text-properties officeooo:rsid="001a5b8c"/>
    </style:style>
    <style:style style:name="T2" style:family="text">
      <style:text-properties style:font-name="Times New Roman" style:font-name-asian="Times New Roman"/>
    </style:style>
    <style:style style:name="T3" style:family="text">
      <style:text-properties style:font-name="Times New Roman" officeooo:rsid="001a5b8c" style:font-name-asian="Times New Roman"/>
    </style:style>
    <style:style style:name="T4" style:family="text">
      <style:text-properties style:font-name="Times New Roman" officeooo:rsid="001df708" style:font-name-asian="Times New Roman"/>
    </style:style>
    <style:style style:name="T5" style:family="text">
      <style:text-properties style:font-name="Times New Roman" officeooo:rsid="001e56d1" style:font-name-asian="Times New Roman"/>
    </style:style>
    <style:style style:name="T6" style:family="text">
      <style:text-properties style:font-name="Times New Roman" officeooo:rsid="002d8382" style:font-name-asian="Times New Roman"/>
    </style:style>
    <style:style style:name="T7" style:family="text">
      <style:text-properties style:font-name="Times New Roman" officeooo:rsid="002f72d5" style:font-name-asian="Times New Roman"/>
    </style:style>
    <style:style style:name="T8" style:family="text">
      <style:text-properties style:font-name="Times New Roman" officeooo:rsid="00303dd6" style:font-name-asian="Times New Roman"/>
    </style:style>
    <style:style style:name="T9" style:family="text">
      <style:text-properties style:font-name="Times New Roman" officeooo:rsid="0031cd08" style:font-name-asian="Times New Roman"/>
    </style:style>
    <style:style style:name="T10" style:family="text">
      <style:text-properties style:font-name="Times New Roman" officeooo:rsid="00326d5e" style:font-name-asian="Times New Roman"/>
    </style:style>
    <style:style style:name="T11" style:family="text">
      <style:text-properties style:font-name="Times New Roman" officeooo:rsid="003623fe" style:font-name-asian="Times New Roman"/>
    </style:style>
    <style:style style:name="T12" style:family="text">
      <style:text-properties style:font-name="Times New Roman" fo:font-weight="bold" style:font-name-asian="Times New Roman" style:font-weight-asian="bold" style:font-weight-complex="bold"/>
    </style:style>
    <style:style style:name="T13" style:family="text">
      <style:text-properties style:font-name="Times New Roman" fo:font-weight="bold" officeooo:rsid="001a5b8c" style:font-name-asian="Times New Roman" style:font-weight-asian="bold" style:font-weight-complex="bold"/>
    </style:style>
    <style:style style:name="T14" style:family="text">
      <style:text-properties style:font-name="Times New Roman" fo:font-style="normal" fo:font-weight="bold" officeooo:rsid="001a5b8c" style:font-name-asian="Times New Roman" style:font-style-asian="normal" style:font-weight-asian="bold" style:font-style-complex="normal" style:font-weight-complex="bold"/>
    </style:style>
    <style:style style:name="T15" style:family="text">
      <style:text-properties style:font-name="Times New Roman" fo:font-style="normal" fo:font-weight="bold" officeooo:rsid="001e56d1" style:font-name-asian="Times New Roman" style:font-style-asian="normal" style:font-weight-asian="bold" style:font-style-complex="normal" style:font-weight-complex="bold"/>
    </style:style>
    <style:style style:name="T16" style:family="text">
      <style:text-properties officeooo:rsid="001df708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text-position="0% 100%"/>
    </style:style>
    <style:style style:name="T20" style:family="text">
      <style:text-properties officeooo:rsid="001fc9e6"/>
    </style:style>
    <style:style style:name="T21" style:family="text">
      <style:text-properties officeooo:rsid="00218a73"/>
    </style:style>
    <style:style style:name="T22" style:family="text">
      <style:text-properties officeooo:rsid="00220175"/>
    </style:style>
    <style:style style:name="T23" style:family="text">
      <style:text-properties officeooo:rsid="002278aa"/>
    </style:style>
    <style:style style:name="T24" style:family="text">
      <style:text-properties officeooo:rsid="00243d12"/>
    </style:style>
    <style:style style:name="T25" style:family="text">
      <style:text-properties officeooo:rsid="002518e9"/>
    </style:style>
    <style:style style:name="T26" style:family="text">
      <style:text-properties officeooo:rsid="00268a07"/>
    </style:style>
    <style:style style:name="T27" style:family="text">
      <style:text-properties officeooo:rsid="0029d15a"/>
    </style:style>
    <style:style style:name="T28" style:family="text">
      <style:text-properties officeooo:rsid="0034a8d5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un-Yi Jheng</text:p>
      <text:p text:style-name="P1"><text:span text:style-name="T11">E-Mail: </text:span><text:a xlink:type="simple" xlink:href="mailto:M157q.tw@gmail.com" text:style-name="Internet_20_link" text:visited-style-name="Visited_20_Internet_20_Link"><text:span text:style-name="T2">M157q.tw@gmail.com</text:span></text:a></text:p>
      <text:p text:style-name="P1"><text:span text:style-name="T11">Blog: </text:span><text:a xlink:type="simple" xlink:href="https://m157q.github.io/" text:style-name="Internet_20_link" text:visited-style-name="Visited_20_Internet_20_Link"><text:span text:style-name="T2">https://m157q.github.io</text:span></text:a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EDUCATIO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27">Nation<text:span text:style-name="T1">al Chiao Tung University</text:span></text:p>
          </table:table-cell>
          <table:table-cell office:value-type="string">
            <text:p text:style-name="P28">Hsinchu, Taiwan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P22">Bachelor of Computer Science</text:p>
          </table:table-cell>
          <table:table-cell office:value-type="string">
            <text:p text:style-name="P17">September 2011 － June 2015</text:p>
          </table:table-cell>
        </table:table-row>
      </table:table>
      <text:list xml:id="list5674221558541890105" text:style-name="L1">
        <text:list-item>
          <text:p text:style-name="P13"><text:span text:style-name="T15">Information and Communication Security Credit Programme</text:span></text:p>
        </text:list-item>
        <text:list-item>
          <text:p text:style-name="P2"><text:span text:style-name="T14">Relevant Coursework</text:span></text:p>
          <text:list>
            <text:list-item>
              <text:p text:style-name="P2"><text:span text:style-name="T4">Computer System Administration </text:span><text:span text:style-name="T6">(A+)</text:span></text:p>
            </text:list-item>
            <text:list-item>
              <text:p text:style-name="P2"><text:span text:style-name="T4">C</text:span><text:span text:style-name="T6">omputer Network Administration (A+)</text:span></text:p>
            </text:list-item>
          </text:list>
        </text:list-item>
      </text:list>
      <text:p text:style-name="P15"><text:span text:style-name="T4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E<text:span text:style-name="T16">XPERIENCE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office:value-type="string">
            <text:p text:style-name="P33">Computer Center of Dept. Computer Science, NCTU</text:p>
          </table:table-cell>
          <table:table-cell office:value-type="string">
            <text:p text:style-name="P29">Hsinchu, Taiwan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office:value-type="string">
            <text:p text:style-name="P23"><text:span text:style-name="T25">M</text:span>ember, Linux <text:span text:style-name="T27">team &amp; Web t</text:span>eam</text:p>
          </table:table-cell>
          <table:table-cell office:value-type="string">
            <text:p text:style-name="P18"><text:span text:style-name="T20">August</text:span> 201<text:span text:style-name="T20">3</text:span> － Ju<text:span text:style-name="T20">ly</text:span> 2015</text:p>
          </table:table-cell>
        </table:table-row>
      </table:table>
      <text:list xml:id="list190626195310248" text:continue-numbering="true" text:style-name="L1">
        <text:list-item>
          <text:p text:style-name="P16"><text:span text:style-name="T3">M</text:span><text:span text:style-name="T2">aintaining department-wide Linux workstations and websites.</text:span></text:p>
        </text:list-item>
      </text:list>
      <text:p text:style-name="P11"><text:span text:style-name="T3"/></text:p>
      <table:table table:name="Table14" table:style-name="Table14">
        <table:table-column table:style-name="Table14.A"/>
        <table:table-column table:style-name="Table14.B"/>
        <table:table-row>
          <table:table-cell office:value-type="string">
            <text:p text:style-name="P36"><text:span text:style-name="T26">Distributed System &amp; Network Security Laboratory</text:span>, NCTU</text:p>
          </table:table-cell>
          <table:table-cell office:value-type="string">
            <text:p text:style-name="P32">Hsinchu, Taiwan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office:value-type="string">
            <text:p text:style-name="P25"><text:span text:style-name="T25">M</text:span>ember, <text:a xlink:type="simple" xlink:href="https://speakerdeck.com/m157q/sitcon2015-android-repackaged-app-detection-system-by-shunyi" text:style-name="Internet_20_link" text:visited-style-name="Visited_20_Internet_20_Link"><text:span text:style-name="T26">Android Repackaged App Detection System Project</text:span></text:a></text:p>
          </table:table-cell>
          <table:table-cell office:value-type="string">
            <text:p text:style-name="P21"><text:span text:style-name="T20">August</text:span> 201<text:span text:style-name="T20">3</text:span> － <text:span text:style-name="T26">January</text:span> 2015</text:p>
          </table:table-cell>
        </table:table-row>
      </table:table>
      <text:list xml:id="list190625194452128" text:continue-numbering="true" text:style-name="L1">
        <text:list-item>
          <text:p text:style-name="P12"><text:span text:style-name="T3">D</text:span><text:span text:style-name="T2">esign</text:span><text:span text:style-name="T10">ing</text:span><text:span text:style-name="T2"> and implement</text:span><text:span text:style-name="T10">ing</text:span><text:span text:style-name="T2"> a platform </text:span><text:span text:style-name="T7">to determine </text:span><text:span text:style-name="T10">repackaged Apps on third-party marcketplaces.</text:span></text:p>
        </text:list-item>
      </text:list>
      <text:p text:style-name="P11"><text:span text:style-name="T3"/></text:p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34"><text:span text:style-name="T22">Open House</text:span>, NCTU</text:p>
          </table:table-cell>
          <table:table-cell office:value-type="string">
            <text:p text:style-name="P30">Hsinchu, Taiwan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P24"><text:span text:style-name="T22">Leader</text:span>, <text:span text:style-name="T22">IT team</text:span></text:p>
          </table:table-cell>
          <table:table-cell office:value-type="string">
            <text:p text:style-name="P19"><text:span text:style-name="T22">September</text:span> 201<text:span text:style-name="T22">3 </text:span>－ <text:span text:style-name="T22">May</text:span> 201<text:span text:style-name="T22">4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office:value-type="string">
            <text:p text:style-name="P24"><text:span text:style-name="T23">M</text:span>ember, <text:span text:style-name="T22">IT team</text:span></text:p>
          </table:table-cell>
          <table:table-cell office:value-type="string">
            <text:p text:style-name="P19"><text:span text:style-name="T22">September</text:span> 201<text:span text:style-name="T22">2</text:span> － <text:span text:style-name="T22">May</text:span> 201<text:span text:style-name="T22">3</text:span></text:p>
          </table:table-cell>
        </table:table-row>
      </table:table>
      <text:list xml:id="list190626251036035" text:continue-numbering="true" text:style-name="L1">
        <text:list-item>
          <text:p text:style-name="P12"><text:span text:style-name="T3">Maintaining Web</text:span><text:span text:style-name="T8">(Apache)</text:span><text:span text:style-name="T3">, FTP</text:span><text:span text:style-name="T8">(vsftpd)</text:span><text:span text:style-name="T3">, BBS</text:span><text:span text:style-name="T8">(Maple BBS)</text:span><text:span text:style-name="T3">, Mail</text:span><text:span text:style-name="T8">(Postfix)</text:span><text:span text:style-name="T3"> server </text:span><text:span text:style-name="T10">and</text:span><text:span text:style-name="T3"> writing new features for websites </text:span><text:span text:style-name="T8">(PHP + Yii framework </text:span><text:span text:style-name="T10">+ Bootstrap</text:span><text:span text:style-name="T8">)</text:span><text:span text:style-name="T3">.</text:span></text:p>
          <text:list>
            <text:list-item>
              <text:p text:style-name="P14"><text:a xlink:type="simple" xlink:href="https://openhouse.nctu.edu.tw/2013/" text:style-name="Internet_20_link" text:visited-style-name="Visited_20_Internet_20_Link"><text:span text:style-name="T2">Open House 2013 Official Website</text:span></text:a></text:p>
            </text:list-item>
            <text:list-item>
              <text:p text:style-name="P14"><text:a xlink:type="simple" xlink:href="https://openhouse.nctu.edu.tw/2014/" text:style-name="Internet_20_link" text:visited-style-name="Visited_20_Internet_20_Link"><text:span text:style-name="T2">Open House 2014 Official Website</text:span></text:a></text:p>
            </text:list-item>
          </text:list>
        </text:list-item>
      </text:list>
      <text:p text:style-name="P10"/>
      <table:table table:name="Table12" table:style-name="Table12">
        <table:table-column table:style-name="Table12.A"/>
        <table:table-column table:style-name="Table12.B"/>
        <table:table-row>
          <table:table-cell office:value-type="string">
            <text:p text:style-name="P35"><text:span text:style-name="T23">Information Technology Service Center</text:span>, NCTU</text:p>
          </table:table-cell>
          <table:table-cell office:value-type="string">
            <text:p text:style-name="P31">Hsinchu, Taiwan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>
          <table:table-cell office:value-type="string">
            <text:list xml:id="list190625025711616" text:continue-numbering="true" text:style-name="L1">
              <text:list-header>
                <text:p text:style-name="P26">Parttime Employee</text:p>
              </text:list-header>
            </text:list>
          </table:table-cell>
          <table:table-cell office:value-type="string">
            <text:list xml:id="list190624582527079" text:continue-numbering="true" text:style-name="L1">
              <text:list-header>
                <text:p text:style-name="P20"><text:span text:style-name="T22">September</text:span> 201<text:span text:style-name="T24">2 </text:span>－ <text:span text:style-name="T24">January</text:span> 201<text:span text:style-name="T24">3</text:span></text:p>
              </text:list-header>
            </text:list>
          </table:table-cell>
        </table:table-row>
      </table:table>
      <text:list xml:id="list190625201471291" text:continue-numbering="true" text:style-name="L1">
        <text:list-item>
          <text:p text:style-name="P14"><text:span text:style-name="T3">U</text:span><text:span text:style-name="T2">sing</text:span><text:span text:style-name="T3"> PHP </text:span><text:span text:style-name="T2">to build</text:span><text:span text:style-name="T3"> a coding competition registration system </text:span><text:span text:style-name="T2">for freshman in NCTU</text:span><text:span text:style-name="T3">. </text:span></text:p>
        </text:list-item>
      </text:list>
      <text:p text:style-name="P10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HONORS</text:p>
          </table:table-cell>
        </table:table-row>
      </table:table>
      <text:list xml:id="list234008807214128004" text:style-name="L2">
        <text:list-item>
          <text:p text:style-name="P9">2015 4<text:span text:style-name="T18">th</text:span> place in Taiwan Student Cluster Competition.</text:p>
        </text:list-item>
        <text:list-item>
          <text:p text:style-name="P9">2013 5<text:span text:style-name="T18">th</text:span> <text:s/>place in Golden Shield Information Security Contest.</text:p>
        </text:list-item>
      </text:list>
      <text:p text:style-name="P7"/>
      <table:table table:name="Table6" table:style-name="Table6">
        <table:table-column table:style-name="Table6.A"/>
        <table:table-row>
          <table:table-cell table:style-name="Table6.A1" office:value-type="string">
            <text:p text:style-name="P6">SKILLS</text:p>
          </table:table-cell>
        </table:table-row>
      </table:table>
      <text:p text:style-name="P8"><text:span text:style-name="T17">Languages:</text:span> Mandarin, English (<text:span text:style-name="T21">TOEIC 840/990, </text:span>GEPT High-Intermediate)</text:p>
      <text:p text:style-name="P8"><text:span text:style-name="T17">Technical Skills:</text:span> C, Python, <text:span text:style-name="T28">s</text:span>hell scripting, FreeBSD/Arch Linux system administ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Bitstream Vera Sans1" svg:font-family="'Bitstream Vera Sans'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WenQuanYi Zen Hei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20:27.784268693</meta:creation-date>
    <meta:editing-duration>PT7H48M33S</meta:editing-duration>
    <meta:editing-cycles>26</meta:editing-cycles>
    <meta:generator>LibreOffice/5.0.3.2$Linux_X86_64 LibreOffice_project/00m0$Build-2</meta:generator>
    <dc:date>2015-12-25T19:06:24.095428909</dc:date>
    <meta:document-statistic meta:table-count="15" meta:image-count="0" meta:object-count="0" meta:page-count="1" meta:paragraph-count="43" meta:word-count="225" meta:character-count="1554" meta:non-whitespace-character-count="1384"/>
  </office:meta>
</office:document-meta>
</file>